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%" draw:textarea-horizontal-align="justify" draw:textarea-vertical-align="middle" draw:auto-grow-height="false" fo:min-height="22.864cm" fo:min-width="17.026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553cm" fo:min-width="3.605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553cm" fo:min-width="5.256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668cm" fo:min-width="2.45cm"/>
      <style:paragraph-properties style:writing-mode="lr-tb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783cm" fo:min-width="3.327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783cm" fo:min-width="4.851cm"/>
      <style:paragraph-properties style:writing-mode="lr-tb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783cm" fo:min-width="7.391cm"/>
      <style:paragraph-properties style:writing-mode="lr-tb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783cm" fo:min-width="7.645cm"/>
      <style:paragraph-properties style:writing-mode="lr-tb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83cm" fo:min-width="2.104cm"/>
      <style:paragraph-properties style:writing-mode="lr-tb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783cm" fo:min-width="9.804cm"/>
      <style:paragraph-properties style:writing-mode="lr-tb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783cm" fo:min-width="10.216cm"/>
      <style:paragraph-properties style:writing-mode="lr-tb"/>
    </style:style>
    <style:style style:name="gr13" style:family="graphic" style:parent-style-name="standard">
      <style:graphic-properties draw:marker-end="Arrow" draw:textarea-vertical-align="middle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 draw:shadow-offset-x="0.071cm" draw:shadow-offset-y="0.071cm" draw:shadow-opacity="20%"/>
      <style:paragraph-properties style:writing-mode="lr-tb"/>
    </style:style>
    <style:style style:name="P1" style:family="paragraph">
      <loext:graphic-properties draw:fill-color="#dddddd" draw:opacity="1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4pt"/>
    </style:style>
    <style:style style:name="P4" style:family="paragraph">
      <style:paragraph-properties fo:text-align="center"/>
      <style:text-properties fo:color="#c9211e" fo:font-weight="bold"/>
    </style:style>
    <style:style style:name="P5" style:family="paragraph">
      <loext:graphic-properties draw:fill-color="#eeeeee"/>
      <style:paragraph-properties fo:text-align="center"/>
      <style:text-properties fo:color="#c9211e" fo:font-size="14pt" fo:font-weight="bold"/>
    </style:style>
    <style:style style:name="P6" style:family="paragraph">
      <style:text-properties fo:font-size="24pt" fo:text-shadow="1pt 1pt" fo:font-weight="bold"/>
    </style:style>
    <style:style style:name="P7" style:family="paragraph">
      <loext:graphic-properties draw:fill="none" draw:fill-color="#ffffff"/>
      <style:text-properties fo:font-size="24pt" fo:text-shadow="1pt 1pt" fo:font-weight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26cm" svg:height="23.114cm" svg:x="2cm" svg:y="3.3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191cm" svg:height="0.889cm" svg:x="1.635cm" svg:y="1.762cm">
          <text:p text:style-name="P2">init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5.842cm" svg:height="0.889cm" svg:x="6.589cm" svg:y="1.762cm">
          <text:p text:style-name="P2">validateInputs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3.048cm" svg:height="1.016cm" svg:x="13.192cm" svg:y="1.698cm">
          <text:p text:style-name="P4">exec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5.826cm" svg:y1="2.206cm" svg:x2="6.589cm" svg:y2="2.206cm" draw:start-shape="id1" draw:start-glue-point="1" draw:end-shape="id2" svg:d="M5826 2206h763" svg:viewBox="0 0 764 1">
          <text:p/>
        </draw:connector>
        <draw:connector draw:style-name="gr5" draw:text-style-name="P2" draw:layer="layout" svg:x1="12.431cm" svg:y1="2.206cm" svg:x2="13.192cm" svg:y2="2.206cm" draw:start-shape="id2" draw:start-glue-point="1" draw:end-shape="id3" svg:d="M12431 2206h761" svg:viewBox="0 0 762 1">
          <text:p/>
        </draw:connector>
        <draw:custom-shape draw:style-name="gr6" draw:text-style-name="P3" xml:id="id8" draw:id="id8" draw:layer="layout" svg:width="3.937cm" svg:height="1.143cm" svg:x="13.414cm" svg:y="10.879cm">
          <text:p text:style-name="P2">optimizeT0(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0" draw:id="id10" draw:layer="layout" svg:width="3.937cm" svg:height="1.143cm" svg:x="13.414cm" svg:y="14.881cm">
          <text:p text:style-name="P2">optimizeL1(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2" draw:id="id12" draw:layer="layout" svg:width="5.461cm" svg:height="1.143cm" svg:x="12.652cm" svg:y="18.88cm">
          <text:p text:style-name="P2">optimizeBanks(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4" draw:id="id4" draw:layer="layout" svg:width="8.001cm" svg:height="1.143cm" svg:x="3.696cm" svg:y="4.021cm">
          <text:p text:style-name="P2">Parse input parameter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5" draw:id="id5" draw:layer="layout" svg:width="3.937cm" svg:height="1.143cm" svg:x="5.728cm" svg:y="5.982cm">
          <text:p text:style-name="P2">Sort peak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6" draw:id="id6" draw:layer="layout" svg:width="8.255cm" svg:height="1.143cm" svg:x="3.569cm" svg:y="7.939cm">
          <text:p text:style-name="P2">Gather all banks nam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7" draw:id="id7" draw:layer="layout" svg:width="5.207cm" svg:height="2.159cm" svg:x="5.093cm" svg:y="10.371cm">
          <text:p text:style-name="P2">Calibrate T0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3" xml:id="id9" draw:id="id9" draw:layer="layout" svg:width="5.207cm" svg:height="2.159cm" svg:x="5.093cm" svg:y="14.373cm">
          <text:p text:style-name="P2">Calibrate L1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3" xml:id="id11" draw:id="id11" draw:layer="layout" svg:width="5.207cm" svg:height="2.159cm" svg:x="5.093cm" svg:y="18.372cm">
          <text:p text:style-name="P2">Calibrate Banks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3" xml:id="id14" draw:id="id14" draw:layer="layout" svg:width="10.414cm" svg:height="1.143cm" svg:x="2.489cm" svg:y="24.506cm">
          <text:p text:style-name="P2">Save output to [<text:span text:style-name="T1">xml </text:span>| <text:span text:style-name="T1">DetCal </text:span>| <text:span text:style-name="T1">csv</text:span>]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3" draw:id="id13" draw:layer="layout" svg:width="10.826cm" svg:height="1.143cm" svg:x="2.283cm" svg:y="22.339cm">
          <text:p text:style-name="P2">Generate Corelli Calibration Tabl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7.696cm" svg:y1="5.164cm" svg:x2="7.696cm" svg:y2="5.982cm" draw:start-shape="id4" draw:start-glue-point="2" draw:end-shape="id5" draw:end-glue-point="0" svg:d="M7696 5164v818" svg:viewBox="0 0 1 819">
          <text:p/>
        </draw:connector>
        <draw:connector draw:style-name="gr5" draw:text-style-name="P2" draw:layer="layout" svg:x1="7.696cm" svg:y1="7.125cm" svg:x2="7.696cm" svg:y2="7.939cm" draw:start-shape="id5" draw:start-glue-point="2" draw:end-shape="id6" draw:end-glue-point="0" svg:d="M7696 7125v814" svg:viewBox="0 0 1 815">
          <text:p/>
        </draw:connector>
        <draw:connector draw:style-name="gr5" draw:text-style-name="P2" draw:layer="layout" svg:x1="7.696cm" svg:y1="9.082cm" svg:x2="7.697cm" svg:y2="10.371cm" draw:start-shape="id6" draw:start-glue-point="2" draw:end-shape="id7" draw:end-glue-point="4" svg:d="M7696 9082v644h1v645" svg:viewBox="0 0 2 1290">
          <text:p/>
        </draw:connector>
        <draw:connector draw:style-name="gr13" draw:text-style-name="P2" draw:layer="layout" svg:x1="10.3cm" svg:y1="11.451cm" svg:x2="13.414cm" svg:y2="11.45cm" draw:start-shape="id7" draw:start-glue-point="7" draw:end-shape="id8" draw:end-glue-point="3" svg:d="M10300 11451h1557v-1h1557" svg:viewBox="0 0 3115 2">
          <text:p text:style-name="P2">Yes</text:p>
        </draw:connector>
        <draw:connector draw:style-name="gr13" draw:text-style-name="P2" draw:layer="layout" svg:x1="7.697cm" svg:y1="12.53cm" svg:x2="7.697cm" svg:y2="14.373cm" draw:start-shape="id7" draw:start-glue-point="6" draw:end-shape="id9" draw:end-glue-point="4" svg:d="M7697 12530v1843" svg:viewBox="0 0 1 1844">
          <text:p text:style-name="P2">No</text:p>
        </draw:connector>
        <draw:connector draw:style-name="gr5" draw:text-style-name="P2" draw:layer="layout" svg:x1="15.382cm" svg:y1="12.022cm" svg:x2="7.697cm" svg:y2="14.373cm" draw:start-shape="id8" draw:start-glue-point="2" draw:end-shape="id9" draw:end-glue-point="4" svg:d="M15382 12022v1175h-7685v1176" svg:viewBox="0 0 7686 2352">
          <text:p/>
        </draw:connector>
        <draw:connector draw:style-name="gr13" draw:text-style-name="P2" draw:layer="layout" svg:x1="10.3cm" svg:y1="15.453cm" svg:x2="13.414cm" svg:y2="15.452cm" draw:start-shape="id9" draw:start-glue-point="7" draw:end-shape="id10" draw:end-glue-point="3" svg:d="M10300 15453h1557v-1h1557" svg:viewBox="0 0 3115 2">
          <text:p text:style-name="P2">Yes</text:p>
        </draw:connector>
        <draw:connector draw:style-name="gr13" draw:text-style-name="P2" draw:layer="layout" svg:x1="7.697cm" svg:y1="16.532cm" svg:x2="7.696cm" svg:y2="18.372cm" draw:start-shape="id9" draw:start-glue-point="6" draw:end-shape="id11" draw:end-glue-point="0" svg:d="M7697 16532v920h-1v920" svg:viewBox="0 0 2 1841">
          <text:p text:style-name="P2">No</text:p>
        </draw:connector>
        <draw:connector draw:style-name="gr14" draw:text-style-name="P2" draw:layer="layout" svg:x1="15.382cm" svg:y1="16.024cm" svg:x2="7.697cm" svg:y2="18.372cm" draw:start-shape="id10" draw:start-glue-point="2" draw:end-shape="id11" draw:end-glue-point="4" svg:d="M15382 16024v1174h-7685v1174" svg:viewBox="0 0 7686 2349">
          <text:p/>
        </draw:connector>
        <draw:connector draw:style-name="gr13" draw:text-style-name="P2" draw:layer="layout" svg:x1="10.3cm" svg:y1="19.452cm" svg:x2="12.652cm" svg:y2="19.451cm" draw:start-shape="id11" draw:start-glue-point="7" draw:end-shape="id12" draw:end-glue-point="3" svg:d="M10300 19452h1176v-1h1176" svg:viewBox="0 0 2353 2">
          <text:p text:style-name="P2">Yes</text:p>
        </draw:connector>
        <draw:connector draw:style-name="gr13" draw:text-style-name="P2" draw:layer="layout" svg:x1="7.697cm" svg:y1="20.531cm" svg:x2="7.696cm" svg:y2="22.339cm" draw:start-shape="id11" draw:start-glue-point="6" draw:end-shape="id13" draw:end-glue-point="0" svg:d="M7697 20531v904h-1v904" svg:viewBox="0 0 2 1809">
          <text:p text:style-name="P2">No</text:p>
        </draw:connector>
        <draw:connector draw:style-name="gr5" draw:text-style-name="P2" draw:layer="layout" svg:x1="15.382cm" svg:y1="20.023cm" svg:x2="7.696cm" svg:y2="22.339cm" draw:start-shape="id12" draw:start-glue-point="2" draw:end-shape="id13" draw:end-glue-point="0" svg:d="M15382 20023v1158h-7686v1158" svg:viewBox="0 0 7687 2317">
          <text:p/>
        </draw:connector>
        <draw:connector draw:style-name="gr5" draw:text-style-name="P2" draw:layer="layout" svg:x1="7.696cm" svg:y1="23.482cm" svg:x2="7.696cm" svg:y2="24.506cm" draw:start-shape="id13" draw:start-glue-point="2" draw:end-shape="id14" draw:end-glue-point="0" svg:d="M7696 23482v1024" svg:viewBox="0 0 1 1025">
          <text:p/>
        </draw:connector>
        <draw:frame draw:style-name="gr15" draw:text-style-name="P7" draw:layer="layout" svg:width="6.81cm" svg:height="1.195cm" svg:x="12.224cm" svg:y="5.826cm">
          <draw:text-box>
            <text:p text:style-name="P6">exec() overview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3:24:35.621257652</meta:creation-date>
    <dc:date>2021-02-07T14:31:23.160921836</dc:date>
    <meta:editing-duration>PT36M12S</meta:editing-duration>
    <meta:editing-cycles>6</meta:editing-cycles>
    <meta:generator>LibreOffice/6.4.6.2$Linux_X86_64 LibreOffice_project/40$Build-2</meta:generator>
    <meta:document-statistic meta:object-count="31"/>
  </office:meta>
</office:document-meta>
</file>